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stroke="none" draw:stroke-dash="Fine_20_Dashed" svg:stroke-color="#000000" draw:fill="none" draw:fill-color="#ffffff" fo:min-height="0.85cm"/>
    </style:style>
    <style:style style:name="gr9" style:family="graphic" style:parent-style-name="standard">
      <style:graphic-properties draw:stroke="none" draw:stroke-dash="Fine_20_Dashed" svg:stroke-color="#000000" draw:fill="none" draw:fill-color="#ffffff" fo:min-height="0.9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7cm" svg:height="19.2cm" svg:x="5.8cm" svg:y="2.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2cm" svg:y1="4.9cm" svg:x2="15.1cm" svg:y2="4.8cm">
          <text:p/>
        </draw:line>
        <draw:line draw:style-name="gr2" draw:text-style-name="P1" draw:layer="layout" svg:x1="14.9cm" svg:y1="5.4cm" svg:x2="6.2cm" svg:y2="5.5cm">
          <text:p/>
        </draw:line>
        <draw:frame draw:style-name="gr3" draw:layer="layout" svg:width="3.6cm" svg:height="1.1cm" svg:x="8.7cm" svg:y="3.7cm">
          <draw:text-box>
            <text:p>Horizontal</text:p>
          </draw:text-box>
        </draw:frame>
        <draw:line draw:style-name="gr2" draw:text-style-name="P1" draw:layer="layout" svg:x1="8.6cm" svg:y1="7.3cm" svg:x2="8.6cm" svg:y2="11.2cm">
          <text:p/>
        </draw:line>
        <draw:frame draw:style-name="gr4" draw:layer="layout" svg:width="2.9cm" svg:height="1cm" svg:x="8.9cm" svg:y="7.5cm">
          <draw:text-box>
            <text:p>Vertical</text:p>
          </draw:text-box>
        </draw:frame>
        <draw:custom-shape draw:style-name="gr5" draw:text-style-name="P1" draw:layer="layout" svg:width="0.3cm" svg:height="0.3cm" svg:x="13cm" svg:y="10.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6" draw:layer="layout" svg:width="3cm" svg:height="1.2cm" svg:x="11.8cm" svg:y="9.4cm">
          <draw:text-box>
            <text:p>Floating</text:p>
          </draw:text-box>
        </draw:frame>
        <draw:line draw:style-name="gr2" draw:text-style-name="P1" draw:layer="layout" svg:x1="12.8cm" svg:y1="17.2cm" svg:x2="15.2cm" svg:y2="15.6cm">
          <text:p/>
        </draw:line>
        <draw:line draw:style-name="gr2" draw:text-style-name="P1" draw:layer="layout" svg:x1="15.2cm" svg:y1="15.3cm" svg:x2="12.4cm" svg:y2="13.1cm">
          <text:p/>
        </draw:line>
        <draw:frame draw:style-name="gr7" draw:layer="layout" svg:width="3.9cm" svg:height="0.962cm" svg:x="11.5cm" svg:y="14.838cm">
          <draw:text-box>
            <text:p>Diagonal</text:p>
          </draw:text-box>
        </draw:frame>
        <draw:connector draw:style-name="gr2" draw:text-style-name="P1" draw:layer="layout" draw:type="curve" draw:line-skew="0.322cm" svg:x1="9.908cm" svg:y1="17.04cm" svg:x2="8.1cm" svg:y2="15.1cm" svg:d="m9908 17040c0-972-1808-2-1808-1940">
          <text:p/>
        </draw:connector>
        <draw:frame draw:style-name="gr8" draw:layer="layout" svg:width="4.9cm" svg:height="1.1cm" svg:x="6.1cm" svg:y="14cm">
          <draw:text-box>
            <text:p>PlayerControls</text:p>
          </draw:text-box>
        </draw:frame>
        <draw:connector draw:style-name="gr2" draw:text-style-name="P1" draw:layer="layout" draw:type="curve" draw:line-skew="-1.381cm" svg:x1="12.9cm" svg:y1="20.3cm" svg:x2="9.637cm" svg:y2="18.315cm" svg:d="m12900 20300c-4518 0-2887-1985-3263-1985">
          <text:p/>
        </draw:connector>
        <draw:frame draw:style-name="gr9" draw:layer="layout" svg:width="3.2cm" svg:height="1.2cm" svg:x="11.4cm" svg:y="19.1cm">
          <draw:text-box>
            <text:p>Predat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</meta:initial-creator>
    <meta:creation-date>2013-03-27T05:12:09</meta:creation-date>
    <dc:date>2013-03-27T05:20:05</dc:date>
    <dc:creator>carlos </dc:creator>
    <meta:editing-duration>P0D</meta:editing-duration>
    <meta:editing-cycles>1</meta:editing-cycles>
    <meta:document-statistic meta:object-count="15"/>
    <meta:generator>LibreOffice/3.5$Linux_X86_64 LibreOffice_project/350m1$Build-2</meta:generator>
  </office:meta>
</office:document-meta>
</file>